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3"/>
    <style:style style:name="P10" style:family="paragraph" style:parent-style-name="Standard" style:list-style-name="L3"/>
    <style:style style:name="P11" style:family="paragraph" style:parent-style-name="Standard" style:list-style-name="L3"/>
    <style:style style:name="P12" style:family="paragraph" style:parent-style-name="Standard" style:list-style-name="L4"/>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 Pattern</text:h>
      <text:p text:style-name="Text_20_body">autore Nicola Santi</text:p>
      <text:h text:style-name="Heading_20_2" text:outline-level="2">Abstract </text:h>
      <text:p text:style-name="Standard">Un problema ricorrente in applicazioni che si occupano di gestire e presentare a video popolazioni molto estese di entità (ad esempio persistite in tabelle con migliaia di record) e quello che potremmo sinteticamente indicare come la questione dei sottoinsiemi. Ovvero la domanda a cui dare risposta è: come estrarre in modo conveniente sottoinsiemi di entità dall'insieme che tutte le contiene? E ancora come rappresentare in modo sintetico questi sottoinsiemi all'interno di un form html oppure in un'applicazione desktop? La soluzione che intendiamo proporre in questo documento riteniamo possa essere sufficientemente assodata e generica da ambire al rango di design pattern, se così fosse pensiamo che la descrizione del problema unitamente alla soluzione individuata possa essere identificata col nome di Model Pattern (oppure anche Selection).</text:p>
      <text:p text:style-name="Standard"/>
      <text:h text:style-name="Heading_20_2" text:outline-level="2">Intento</text:h>
      <text:p text:style-name="Standard">Model Pattern vuole fornire un design appropriato per individuare un sottoinsieme di oggetti del modello di dominio e rappresentare questo sottoinsieme in modo conveniente all'interno del livello di presentazione.</text:p>
      <text:p text:style-name="Standard"/>
      <text:h text:style-name="Heading_20_2" text:outline-level="2">Forze in gioco</text:h>
      <text:p text:style-name="Standard">In una categoria piuttosto ampia di applicazioni (che comprende la quasi totalità di applicazioni web) <text:s/>gli oggetti del modello salvano il loro stato in modo persistente su database, magari attraverso dei framework ORM (ad esempio Hibernate, JPA, ecc.). Non di rado il numero di istanze persistenti, per tipologia di classe, è veramente elevato cosa che complica in primis l'estrazione (1) (ovvero il filtraggio) delle istanze. Sempre dalla mole dei dati deriva la necessità di ordinare (2) e paginare (3) gli oggetti estratti: ovvero raggrupparli in sotto gruppi contenenti al più un certo numero di elementi.</text:p>
      <text:p text:style-name="Standard">Un altra richiesta tipica delle applicazioni di cui stiamo parlando è quella di rappresentare gli oggetti del modello estratti in modo parziale, ovvero mostrare solo un sotto gruppo di proprietà, in modo da fornire, in un solo colpo d'occhio, tutti gli elementi necessari per prendere delle decisioni sui dati eliminando le proprietà superflue. Questo sezionamento delle classi del modello si chiama proiezione (4).</text:p>
      <text:p text:style-name="Standard">Del sottoinsieme degli elementi del modello individuato e estratto dal database (reidratato) è inoltre necessario fornire delle rappresentazioni sintetiche da utilizzare in diversi punti dell'applicazione. Si prenda per esempio la classe Studente ed <text:s/>il form html che consente di effetture le operazione di editing sulle sue proprietà quali nome, cognome ed altre. Si consideri poi che tra le proprietà della classe Studente vi sia anche la collezione di classi del tipo Esami che contenga gli esami sostenuti fino alla data corrente. Bene, il problema è spesso quello di mostrare nello stesso form html contenete le proprietà di Studente anche la collezione di Esami: in questo caso la rappresentazione corretta potrebbe variare in base alle finalità applicative. Ad esempio le segreterie di facoltà potrebbero essere interessati all'elenco completo di tutti gli esami (nessuna sintesi), i docenti potrebbero volere esclusivamente la media delle valutazione degli esami (applicare una metrica), l'ufficio delle imposte potrebbe essere interessato solo al fatto di aver sostenuto almeno un esame (e quindi un intero che esprime il numero di esami superati). Tutte queste rappresentazioni (elenco, metrica ed intero) sono una descrizione del sottoinsieme di oggetti del modello Esami.</text:p>
      <text:p text:style-name="Standard">Inoltre si consideri il caso in cui la collezione di Esami fosse vuota o nulla, in questo caso diverse rappresentazioni tradurrebbero il valore null nel modo più appropriato rispetto al contesto (ad esempio con una stringa che indica l'assenza di esami, o con una segnalazione di errore o quant'altro). <text:s/>In ogni caso per ogni sottoinsieme di oggetti del modello emerge prepotente la necessità di provvedere ad una o più rappresentazione sintetica (5).</text:p>
      <text:p text:style-name="Standard">Quindi ricapitolando le forze in gioco:</text:p>
      <text:list text:style-name="L1">
        <text:list-item>
          <text:p text:style-name="P1">estrazione di dati efficiente da una mole ampia o ampissima</text:p>
        </text:list-item>
        <text:list-item>
          <text:p text:style-name="P1">ordinare <text:s/>le istanze di modello estratte</text:p>
        </text:list-item>
        <text:list-item>
          <text:p text:style-name="P1">paginare <text:s/>le istanze di modello estratte</text:p>
        </text:list-item>
        <text:list-item>
          <text:p text:style-name="P1">effettuare delle proiezioni sulle istanze di modello estratte</text:p>
        </text:list-item>
        <text:list-item>
          <text:p text:style-name="P1">fornire delle rappresentazioni sintetiche della totalità di istanze estratte (cioè del sottoinsieme di tutta la popolazione di istanze estratto).</text:p>
        </text:list-item>
      </text:list>
      <text:p text:style-name="Standard"/>
      <text:h text:style-name="Heading_20_2" text:outline-level="2">Architettura</text:h>
      <text:p text:style-name="Standard">Model Pattern propone di avvilire le forze in gioco utilizzando una classe (Pattern) per ogni tipo nel modello che si occupi di due distinti aspetti:</text:p>
      <text:list text:style-name="L2">
        <text:list-item>
          <text:p text:style-name="P6">individuare il sottoinsieme selezionato</text:p>
        </text:list-item>
        <text:list-item>
          <text:p text:style-name="P6">fornire (zero o più) rappresentazione del sottoinsieme selezionato</text:p>
        </text:list-item>
      </text:list>
      <text:p text:style-name="Standard"/>
      <text:p text:style-name="Standard">1) Per quanto riguarda il primo punto bisogna precisare fin da subito che la classe Pattern non contiene in nessun modo il codice necessario all'estrazione della selezione o la selezione stessa. Invece si occupa di contenere le informazioni necessarie a descrivere in modo esatto il sottoinsieme, <text:s/>ovvero descriverlo in modo esatto rispetto ai seguenti punti:</text:p>
      <text:list text:style-name="L3">
        <text:list-item>
          <text:p text:style-name="P8">quali istanze sono comprese nel sottoinsieme e quali esluse</text:p>
        </text:list-item>
        <text:list-item>
          <text:p text:style-name="P8">con quali ordine le istanze entrano nel sottoinsieme</text:p>
        </text:list-item>
        <text:list-item>
          <text:p text:style-name="P8">in che modo il sottoinsieme è paginato</text:p>
        </text:list-item>
        <text:list-item>
          <text:p text:style-name="P8">quali proiezioni effettuare su ogni singola istanza del sottoinsieme</text:p>
        </text:list-item>
      </text:list>
      <text:p text:style-name="Standard"/>
      <text:p text:style-name="Standard">2) Pattern si occupa anche di contenere zero o più rappresentazioni del sottoinsieme che descrive da utilizzare in altrettanti punti dell'applicazione (tipicamente un qualche livello di presentazione, o la produzione di report, ecc.). A tal proposito predispone <text:s/>il metodo</text:p>
      <text:p text:style-name="Standard"><text:span text:style-name="T1"><text:tab/><text:tab/><text:tab/>void init(Collection&lt;Model&gt; subset)</text:span> </text:p>
      <text:p text:style-name="Standard">questo metodo prende in ingresso un sottoinsieme e provvede ad inizializzare le rappresentazioni di subset secondo la logica contenuta in pattern; [nda Lorenzo, in futuro potrebbe essere utile utilizzare questo stesso metodo per inizializzare anche la parte di descrizione 1) in base ad un subset, ovvero produrre il filtro che estrarrebbe eventualmente subset?]</text:p>
      <text:p text:style-name="Standard"/>
      <text:h text:style-name="Heading_20_2" text:outline-level="2">Reference implementation</text:h>
      <text:p text:style-name="Standard">La libreria Regola-kit (www.quellocheè.com) fornisce un'implementazione di riferimento di Model Pattern basata sulle annotazioni (e quindi richiede Java 5) unitamente ad un engine in grado di utilizzare Model Pattern per effettuare estrazioni da alcuni blasonati ORM (esempio Hibernate, JPA, JDO e iBatis) unitamente ad un'architettura che consente di aggiungere in modo molto agevole altri ORM (implementando grosso modo un paio di classi).</text:p>
      <text:p text:style-name="Standard"/>
      <text:p text:style-name="Standard"/>
      <text:list text:style-name="L4">
        <text:list-header>
          <text:p text:style-name="P12"/>
        </text:list-header>
      </text:list>
      <text:p text:style-name="Standard"/>
      <text:p text:style-name="Standard"/>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nicola</meta:initial-creator>
    <meta:creation-date>2007-09-20T10:51:42</meta:creation-date>
    <dc:creator>nicola</dc:creator>
    <dc:date>2007-10-24T15:17:54</dc:date>
    <dc:language>it-IT</dc:language>
    <meta:editing-cycles>12</meta:editing-cycles>
    <meta:editing-duration>PT4H55M45S</meta:editing-duration>
    <meta:user-defined meta:name="Info 1"/>
    <meta:user-defined meta:name="Info 2"/>
    <meta:user-defined meta:name="Info 3"/>
    <meta:user-defined meta:name="Info 4"/>
    <meta:document-statistic meta:table-count="0" meta:image-count="0" meta:object-count="0" meta:page-count="3" meta:paragraph-count="32" meta:word-count="926" meta:character-count="6249"/>
  </office:meta>
</office:document-meta>
</file>